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ucida Sans Typewriter1" svg:font-family="'Lucida Sans Typewriter'" style:font-family-generic="modern" style:font-pitch="fixed"/>
    <style:font-face style:name="Lucida Sans Typewriter" svg:font-family="'Lucida Sans Typewriter'" style:font-adornments="Regular" style:font-family-generic="modern" style:font-pitch="fixed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wiss" style:font-pitch="variable"/>
    <style:font-face style:name="Lucida Sans" svg:font-family="'Lucida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3.7646in" table:align="margins"/>
    </style:style>
    <style:style style:name="Table1.A" style:family="table-column">
      <style:table-column-properties style:column-width="0.8556in" style:rel-column-width="14896*"/>
    </style:style>
    <style:style style:name="Table1.B" style:family="table-column">
      <style:table-column-properties style:column-width="2.909in" style:rel-column-width="50639*"/>
    </style:style>
    <style:style style:name="P1" style:family="paragraph" style:parent-style-name="Heading_20_6">
      <style:paragraph-properties fo:margin-top="0in" fo:margin-bottom="0.0799in" fo:padding="0.0201in" fo:border="0.0008in solid #000000" style:shadow="none"/>
    </style:style>
    <style:style style:name="P2" style:family="paragraph" style:parent-style-name="CheatHeader">
      <style:paragraph-properties fo:padding="0.0201in" fo:border="0.0008in solid #000000" style:shadow="none"/>
    </style:style>
    <style:style style:name="P3" style:family="paragraph" style:parent-style-name="CheatText">
      <style:paragraph-properties fo:background-color="#ccffff">
        <style:background-image/>
      </style:paragraph-properties>
      <style:text-properties style:font-name="Lucida Sans Typewriter1" fo:font-size="7pt" style:font-size-asian="7pt" style:font-size-complex="7pt"/>
    </style:style>
    <style:style style:name="P4" style:family="paragraph" style:parent-style-name="Preformatted_20_Text">
      <style:text-properties style:font-name="Lucida Sans" fo:font-size="8pt" style:font-size-asian="8pt" style:font-size-complex="8pt"/>
    </style:style>
    <style:style style:name="P5" style:family="paragraph" style:parent-style-name="Preformatted_20_Text">
      <style:text-properties style:font-name="Lucida Sans" fo:font-size="7pt" style:font-name-asian="DejaVu Sans Mono" style:font-size-asian="7pt" style:font-name-complex="DejaVu Sans Mono" style:font-size-complex="7pt"/>
    </style:style>
    <style:style style:name="P6" style:family="paragraph" style:parent-style-name="Preformatted_20_Text">
      <style:text-properties style:font-name="Lucida Sans" fo:font-size="7pt" style:font-size-asian="7pt" style:font-size-complex="7pt"/>
    </style:style>
    <style:style style:name="P7" style:family="paragraph" style:parent-style-name="Standard">
      <style:text-properties style:font-name="Lucida Sans" fo:font-size="7pt" style:font-size-asian="7pt" style:font-size-complex="7pt"/>
    </style:style>
    <style:style style:name="P8" style:family="paragraph" style:parent-style-name="CheatText">
      <style:text-properties fo:font-size="8pt" style:font-size-asian="8pt" style:font-size-complex="8pt"/>
    </style:style>
    <style:style style:name="P9" style:family="paragraph" style:parent-style-name="CheatCode">
      <style:text-properties fo:font-size="7pt" style:font-size-asian="7pt" style:font-size-complex="7pt"/>
    </style:style>
    <style:style style:name="P10" style:family="paragraph" style:parent-style-name="CheatHeader">
      <style:paragraph-properties fo:background-color="transparent" fo:padding="0.0201in" fo:border="0.0008in solid #000000" style:shadow="none">
        <style:background-image/>
      </style:paragraph-properties>
    </style:style>
    <style:style style:name="P11" style:family="paragraph" style:parent-style-name="CheatCode">
      <style:paragraph-properties fo:background-color="transparent">
        <style:background-image/>
      </style:paragraph-properties>
      <style:text-properties fo:font-size="8pt" style:font-size-asian="8pt" style:font-size-complex="8pt"/>
    </style:style>
    <style:style style:name="P12" style:family="paragraph" style:parent-style-name="CheatCode">
      <style:paragraph-properties fo:background-color="transparent">
        <style:background-image/>
      </style:paragraph-properties>
      <style:text-properties fo:font-size="7pt" style:font-size-asian="7pt" style:font-size-complex="7pt"/>
    </style:style>
    <style:style style:name="P13" style:family="paragraph" style:parent-style-name="CheatText">
      <style:text-properties fo:font-size="7pt" style:font-size-asian="7pt" style:font-size-complex="7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-asian="DejaVu Sans Mono" style:font-name-complex="DejaVu Sans Mono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6">qooxdoo Generator Cheat Sheet - v.1.0.0-1</text:h>
      <text:p text:style-name="CheatText"><text:span text:style-name="T1">This cheat sheet summarizes the options available for the generator and its Json config files. For full reference see: </text:span><text:a xlink:type="simple" xlink:href="http://qooxdoo.org/documentation/1.0/tool/generator_config"><text:span text:style-name="T2">http://qooxdoo.org/documentation/1.0/tool/generator_config</text:span></text:a></text:p>
      <text:p text:style-name="P2">Generator Options</text:p>
      <text:p text:style-name="P3">shell&gt; generator.py -h</text:p>
      <text:p text:style-name="P3">Usage: generator.py [options] job,...</text:p>
      <text:p text:style-name="P3"/>
      <text:p text:style-name="P3">Arguments:</text:p>
      <text:p text:style-name="P3"><text:s text:c="2"/>job,... <text:s text:c="9"/>a list of jobs (like 'source' or 'copy-files',</text:p>
      <text:p text:style-name="P3"><text:s text:c="19"/>without the quotes) to run</text:p>
      <text:p text:style-name="P3"><text:s text:c="2"/>x <text:s text:c="15"/>use 'x' (or some undefined job name) to get a </text:p>
      <text:p text:style-name="P3"><text:s text:c="19"/>list of all available jobs from the </text:p>
      <text:p text:style-name="P3"><text:s text:c="19"/>configuration file</text:p>
      <text:p text:style-name="P3"/>
      <text:p text:style-name="P3">Options:</text:p>
      <text:p text:style-name="P3"><text:s text:c="2"/>-h, --help <text:s text:c="6"/>show this help message and exit</text:p>
      <text:p text:style-name="P3"><text:s text:c="2"/>-c CFGFILE, --config=CFGFILE</text:p>
      <text:p text:style-name="P3"><text:s text:c="19"/>path to configuration file containing job</text:p>
      <text:p text:style-name="P3"><text:s text:c="19"/>definitions (default: config.json)</text:p>
      <text:p text:style-name="P3"><text:s text:c="2"/>-q, --quiet <text:s text:c="5"/>quiet output mode (extra quiet)</text:p>
      <text:p text:style-name="P3"><text:s text:c="2"/>-v, --verbose <text:s text:c="3"/>verbose output mode (extra verbose)</text:p>
      <text:p text:style-name="P3"><text:s text:c="2"/>-l FILENAME, --logfile=FILENAME</text:p>
      <text:p text:style-name="P3"><text:s text:c="19"/>log file</text:p>
      <text:p text:style-name="P3"><text:s text:c="2"/>-s, --stacktrace enable stack traces on fatal exceptions</text:p>
      <text:p text:style-name="P3"><text:s text:c="2"/>-m KEY:VAL, --macro=KEY:VAL</text:p>
      <text:p text:style-name="P3"><text:s text:c="19"/>define/overwrite a global 'let' macro KEY with</text:p>
      <text:p text:style-name="P3"><text:s text:c="19"/>value VAL</text:p>
      <text:p text:style-name="P2">Default Jobs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5">api</text:p>
          </table:table-cell>
          <table:table-cell office:value-type="string">
            <text:p text:style-name="P5">create api doc for the current library</text:p>
          </table:table-cell>
        </table:table-row>
        <table:table-row>
          <table:table-cell office:value-type="string">
            <text:p text:style-name="P5">build</text:p>
          </table:table-cell>
          <table:table-cell office:value-type="string">
            <text:p text:style-name="P5">create build version of current application</text:p>
          </table:table-cell>
        </table:table-row>
        <table:table-row>
          <table:table-cell office:value-type="string">
            <text:p text:style-name="P5">clean</text:p>
          </table:table-cell>
          <table:table-cell office:value-type="string">
            <text:p text:style-name="P5">remove local cache and generated .js files (source/build)</text:p>
          </table:table-cell>
        </table:table-row>
        <table:table-row>
          <table:table-cell office:value-type="string">
            <text:p text:style-name="P5">distclean</text:p>
          </table:table-cell>
          <table:table-cell office:value-type="string">
            <text:p text:style-name="P6">remove the cache and all generated artefacts of<text:span text:style-name="T3"> this library (source, build, ...)</text:span></text:p>
          </table:table-cell>
        </table:table-row>
        <table:table-row>
          <table:table-cell office:value-type="string">
            <text:p text:style-name="P5">fix</text:p>
          </table:table-cell>
          <table:table-cell office:value-type="string">
            <text:p text:style-name="P7">normalize whitespace in .js files of the current library (tabs, eol, <text:span text:style-name="T3"><text:s/>...)</text:span></text:p>
          </table:table-cell>
        </table:table-row>
        <table:table-row>
          <table:table-cell office:value-type="string">
            <text:p text:style-name="P5">info</text:p>
          </table:table-cell>
          <table:table-cell office:value-type="string">
            <text:p text:style-name="P5">print environment information (OS/Python/qooxdoo version,...)</text:p>
          </table:table-cell>
        </table:table-row>
        <table:table-row>
          <table:table-cell office:value-type="string">
            <text:p text:style-name="P5">inspector</text:p>
          </table:table-cell>
          <table:table-cell office:value-type="string">
            <text:p text:style-name="P5">create an inspector instance in the current library</text:p>
          </table:table-cell>
        </table:table-row>
        <table:table-row>
          <table:table-cell office:value-type="string">
            <text:p text:style-name="P5">lint</text:p>
          </table:table-cell>
          <table:table-cell office:value-type="string">
            <text:p text:style-name="P5">check the source code of the .js files of the current library</text:p>
          </table:table-cell>
        </table:table-row>
        <table:table-row>
          <table:table-cell office:value-type="string">
            <text:p text:style-name="P5">migration</text:p>
          </table:table-cell>
          <table:table-cell office:value-type="string">
            <text:p text:style-name="P7">migrate the .js files of the current library to the current qooxdoo<text:span text:style-name="T3"> version</text:span></text:p>
          </table:table-cell>
        </table:table-row>
        <table:table-row>
          <table:table-cell office:value-type="string">
            <text:p text:style-name="P5">pretty</text:p>
          </table:table-cell>
          <table:table-cell office:value-type="string">
            <text:p text:style-name="P5">pretty-formatting of the source code of the current library</text:p>
          </table:table-cell>
        </table:table-row>
        <table:table-row>
          <table:table-cell office:value-type="string">
            <text:p text:style-name="P5">source</text:p>
          </table:table-cell>
          <table:table-cell office:value-type="string">
            <text:p text:style-name="P5">create source version of current application</text:p>
          </table:table-cell>
        </table:table-row>
        <table:table-row>
          <table:table-cell office:value-type="string">
            <text:p text:style-name="P5">source-all</text:p>
          </table:table-cell>
          <table:table-cell office:value-type="string">
            <text:p text:style-name="P5">create source version of current application, with all classes</text:p>
          </table:table-cell>
        </table:table-row>
        <table:table-row>
          <table:table-cell office:value-type="string">
            <text:p text:style-name="P5">test</text:p>
          </table:table-cell>
          <table:table-cell office:value-type="string">
            <text:p text:style-name="P5">create a test runner app for unit tests of the current library</text:p>
          </table:table-cell>
        </table:table-row>
        <table:table-row>
          <table:table-cell office:value-type="string">
            <text:p text:style-name="P5">test-source</text:p>
          </table:table-cell>
          <table:table-cell office:value-type="string">
            <text:p text:style-name="P5">create a test runner app for unit tests (source version) of the current library</text:p>
          </table:table-cell>
        </table:table-row>
        <table:table-row>
          <table:table-cell office:value-type="string">
            <text:p text:style-name="P5">translation</text:p>
          </table:table-cell>
          <table:table-cell office:value-type="string">
            <text:p text:style-name="P5">create .po files for current library</text:p>
          </table:table-cell>
        </table:table-row>
      </table:table>
      <text:p text:style-name="CheatHeader">Config File Layout</text:p>
      <text:p text:style-name="P8">This is the general layout of a config file:</text:p>
      <text:p text:style-name="P9">{</text:p>
      <text:p text:style-name="P9"><text:s text:c="2"/>“name” : “&lt;descriptive text&gt;”,</text:p>
      <text:p text:style-name="P9"><text:s text:c="2"/>“include” : [</text:p>
      <text:p text:style-name="P9"><text:s text:c="4"/>{ <text:s/>“path” <text:s text:c="2"/>: “&lt;os path&gt;”,</text:p>
      <text:p text:style-name="P9"><text:s text:c="7"/>“as” <text:s text:c="4"/>: “&lt;library prefix&gt;”,</text:p>
      <text:p text:style-name="P9"><text:s text:c="7"/>“import” : [&lt;job&gt;,...{“name”:&lt;job&gt;, “as”:&lt;alias&gt;},..],</text:p>
      <text:p text:style-name="P9"><text:s text:c="7"/>“block” <text:s/>: [&lt;job&gt;,...]</text:p>
      <text:p text:style-name="P9"><text:s text:c="4"/>}</text:p>
      <text:p text:style-name="P9"><text:s text:c="2"/>],</text:p>
      <text:p text:style-name="P9"><text:s text:c="2"/>“let” <text:s/>: { &lt;macro&gt; : &lt;value&gt;, ...},</text:p>
      <text:p text:style-name="P9"><text:s text:c="2"/>“export” : [&lt;job&gt;,...],</text:p>
      <text:p text:style-name="P9"><text:s text:c="2"/>“jobs” : {</text:p>
      <text:p text:style-name="P9"><text:s text:c="4"/>&lt;job&gt; : {</text:p>
      <text:p text:style-name="P9"><text:s text:c="6"/>“add-script” : [...],</text:p>
      <text:p text:style-name="P9"><text:s text:c="6"/>“api” : {...},</text:p>
      <text:p text:style-name="P9"><text:s text:c="6"/>“asset-let” : {...},</text:p>
      <text:p text:style-name="P9"><text:s text:c="6"/>“cache” : {...},</text:p>
      <text:p text:style-name="P9"><text:s text:c="6"/>“clean-files” : {...},</text:p>
      <text:p text:style-name="P9"><text:s text:c="6"/>“combine-images” : {...},</text:p>
      <text:p text:style-name="P9"><text:s text:c="6"/>“compile-dist” : {...},</text:p>
      <text:p text:style-name="P9"><text:s text:c="6"/>“compile-source” : {...},</text:p>
      <text:p text:style-name="P9"><text:s text:c="6"/>“copy-files” : {...},</text:p>
      <text:p text:style-name="P9"><text:s text:c="6"/>“copy-resources” : {...},</text:p>
      <text:p text:style-name="P9"><text:s text:c="6"/>“dependencies” : {...},</text:p>
      <text:p text:style-name="P9"><text:s text:c="6"/>“desc” : “&lt;descriptive text&gt;”,</text:p>
      <text:p text:style-name="P9"><text:s text:c="6"/>“exclude” : [...],</text:p>
      <text:p text:style-name="P9"><text:s text:c="6"/>“export” <text:s/>: [...],</text:p>
      <text:p text:style-name="P9"><text:s text:c="6"/>“extend” <text:s/>: [...],</text:p>
      <text:p text:style-name="P9"><text:s text:c="6"/>“fix-files” : {...},</text:p>
      <text:p text:style-name="P9"><text:s text:c="6"/>“include” : [...],</text:p>
      <text:p text:style-name="P9"><text:s text:c="6"/>“let” : {...},</text:p>
      <text:p text:style-name="P9"><text:s text:c="6"/>“library” : [...],</text:p>
      <text:p text:style-name="P9"><text:s text:c="6"/>“lint-check” : {...},</text:p>
      <text:p text:style-name="P9"><text:s text:c="6"/>“log” : {...},</text:p>
      <text:p text:style-name="P9"><text:s text:c="6"/>“migrate-files” : {...},</text:p>
      <text:p text:style-name="P9"><text:s text:c="6"/>“packages” : {...},</text:p>
      <text:p text:style-name="P9"><text:s text:c="6"/>“pretty-print” : {...},</text:p>
      <text:p text:style-name="P9"><text:s text:c="6"/>“require” : {...},</text:p>
      <text:p text:style-name="P9"><text:s text:c="6"/>“run” : [...],</text:p>
      <text:p text:style-name="P9"><text:s text:c="6"/>“settings” : {...},</text:p>
      <text:p text:style-name="P9"><text:s text:c="6"/>“shell” : {...},</text:p>
      <text:p text:style-name="P9"><text:s text:c="6"/>“slice-images” : {...},</text:p>
      <text:p text:style-name="P9"><text:s text:c="6"/>“translate” : {...},</text:p>
      <text:p text:style-name="P9"><text:s text:c="6"/>“variants” : {...}</text:p>
      <text:p text:style-name="P9"><text:s text:c="4"/>}</text:p>
      <text:p text:style-name="P9"><text:s text:c="2"/>}</text:p>
      <text:p text:style-name="P9">}</text:p>
      <text:p text:style-name="CheatText"/>
      <text:p text:style-name="P10">Config Keys</text:p>
      <text:p text:style-name="P11"/>
      <text:p text:style-name="P12"><text:span text:style-name="T4">“add-script”</text:span> :</text:p>
      <text:p text:style-name="P12">{</text:p>
      <text:p text:style-name="P12"><text:s text:c="2"/>"uri" : "&lt;script-uri&gt;"</text:p>
      <text:p text:style-name="P12">}</text:p>
      <text:p text:style-name="P12"/>
      <text:p text:style-name="P12"><text:span text:style-name="T4">“api”</text:span> :</text:p>
      <text:p text:style-name="P12">{</text:p>
      <text:p text:style-name="P12"><text:s text:c="2"/>"path" : "&lt;path&gt;"</text:p>
      <text:p text:style-name="P12">}</text:p>
      <text:p text:style-name="P12"/>
      <text:p text:style-name="P12">"<text:span text:style-name="T4">asset-let</text:span>" :</text:p>
      <text:p text:style-name="P12">{</text:p>
      <text:p text:style-name="P12"><text:s text:c="2"/>"&lt;macro_name&gt;" : [ "foo", "bar", "baz" ]</text:p>
      <text:p text:style-name="P12">}</text:p>
      <text:p text:style-name="P12"/>
      <text:p text:style-name="P12">"<text:span text:style-name="T4">cache</text:span>" :</text:p>
      <text:p text:style-name="P12">{</text:p>
      <text:p text:style-name="P12"><text:s text:c="2"/>"compile" <text:s text:c="2"/>: "&lt;path&gt;",</text:p>
      <text:p text:style-name="P12"><text:s text:c="2"/>"downloads" : "&lt;path&gt;"</text:p>
      <text:p text:style-name="P12">}</text:p>
      <text:p text:style-name="P12"/>
      <text:p text:style-name="P12">"<text:span text:style-name="T4">clean-files</text:span>" :</text:p>
      <text:p text:style-name="P12">{</text:p>
      <text:p text:style-name="P12"><text:s text:c="2"/>"&lt;doc_string&gt;" :</text:p>
      <text:p text:style-name="P12"><text:s text:c="2"/>[</text:p>
      <text:p text:style-name="P12"><text:s text:c="4"/>"&lt;path&gt;",</text:p>
      <text:p text:style-name="P12"><text:s text:c="4"/>"&lt;path&gt;"</text:p>
      <text:p text:style-name="P12"><text:s text:c="2"/>]</text:p>
      <text:p text:style-name="P12">}</text:p>
      <text:p text:style-name="P12"/>
      <text:p text:style-name="P12">"<text:span text:style-name="T4">combine-images</text:span>" :</text:p>
      <text:p text:style-name="P12">{</text:p>
      <text:p text:style-name="P12"><text:s text:c="2"/>"images" :</text:p>
      <text:p text:style-name="P12"><text:s text:c="2"/>{</text:p>
      <text:p text:style-name="P12"><text:s text:c="4"/>"&lt;output_image&gt;" :</text:p>
      <text:p text:style-name="P12"><text:s text:c="4"/>{</text:p>
      <text:p text:style-name="P12"><text:s text:c="6"/>“prefix”: [ “&lt;string&gt;”, “&lt;altstring&gt;” ],</text:p>
      <text:p text:style-name="P12"><text:s text:c="6"/>"layout": ("horizontal"|"vertical"),</text:p>
      <text:p text:style-name="P12"><text:s text:c="6"/>"input" : </text:p>
      <text:p text:style-name="P12"><text:s text:c="6"/>[ </text:p>
      <text:p text:style-name="P12"><text:s text:c="8"/>{</text:p>
      <text:p text:style-name="P12"><text:s text:c="10"/>“prefix” : [ “&lt;string&gt;”, “&lt;altstring&gt;” ],</text:p>
      <text:p text:style-name="P12"><text:s text:c="10"/>“files” <text:s/>: [ "&lt;path&gt;", "&lt;path&gt;" ]</text:p>
      <text:p text:style-name="P12"><text:s text:c="8"/>}</text:p>
      <text:p text:style-name="P12"><text:s text:c="6"/>]</text:p>
      <text:p text:style-name="P12"><text:s text:c="4"/>}</text:p>
      <text:p text:style-name="P12"><text:s text:c="2"/>}</text:p>
      <text:p text:style-name="P12">}</text:p>
      <text:p text:style-name="P12"/>
      <text:p text:style-name="P12">"<text:span text:style-name="T4">compile-dist</text:span>" :</text:p>
      <text:p text:style-name="P12">{</text:p>
      <text:p text:style-name="P12"><text:s text:c="2"/>"paths" :</text:p>
      <text:p text:style-name="P12"><text:s text:c="2"/>{</text:p>
      <text:p text:style-name="P12"><text:s text:c="4"/>"file" <text:s text:c="4"/>: "&lt;path&gt;",</text:p>
      <text:p text:style-name="P12"><text:s text:c="4"/>"gzip" <text:s text:c="4"/>: (true|false),</text:p>
      <text:p text:style-name="P12"><text:s text:c="4"/>“loader-template” : “&lt;path&gt;”</text:p>
      <text:p text:style-name="P12"><text:s text:c="2"/>},</text:p>
      <text:p text:style-name="P12"><text:s text:c="2"/>"uris" :</text:p>
      <text:p text:style-name="P12"><text:s text:c="2"/>{</text:p>
      <text:p text:style-name="P12"><text:s text:c="4"/>"script" <text:s text:c="2"/>: "script",</text:p>
      <text:p text:style-name="P12"><text:s text:c="4"/>"resource" : "resource"</text:p>
      <text:p text:style-name="P12"><text:s text:c="2"/>},</text:p>
      <text:p text:style-name="P12"><text:s text:c="2"/>"code" :</text:p>
      <text:p text:style-name="P12"><text:s text:c="2"/>{</text:p>
      <text:p text:style-name="P12"><text:s text:c="4"/>"format" <text:s text:c="2"/>: (true|false),</text:p>
      <text:p text:style-name="P12"><text:s text:c="4"/>"locales" <text:s/>: ["de", "en"],</text:p>
      <text:p text:style-name="P12"><text:s text:c="4"/>"optimize" : ["variables", "basecalls", "privates", <text:s/></text:p>
      <text:p text:style-name="P12"><text:s text:c="18"/>"strings"],</text:p>
      <text:p text:style-name="P12"><text:s text:c="4"/>“decode-uris-plug” : “&lt;path&gt;”</text:p>
      <text:p text:style-name="P12"><text:s text:c="2"/>}</text:p>
      <text:p text:style-name="P12">}</text:p>
      <text:p text:style-name="P12"/>
      <text:p text:style-name="P12">"<text:span text:style-name="T4">compile-source</text:span>" :</text:p>
      <text:p text:style-name="P12">{</text:p>
      <text:p text:style-name="P12"><text:s text:c="2"/>"file" : "&lt;filepath&gt;",</text:p>
      <text:p text:style-name="P12"><text:s text:c="2"/>"root" : "&lt;path_to_html_dir&gt;",</text:p>
      <text:p text:style-name="P12"><text:s text:c="2"/>"locales" : ["de", "en"],</text:p>
      <text:p text:style-name="P12"><text:s text:c="2"/>"gzip" : (true|false),</text:p>
      <text:p text:style-name="P12"><text:s text:c="2"/>“decode-uris-plug” : “&lt;path&gt;”,</text:p>
      <text:p text:style-name="P12"><text:s text:c="2"/>“loader-template” <text:s/>: “&lt;path&gt;”</text:p>
      <text:p text:style-name="P12">}</text:p>
      <text:p text:style-name="P12"/>
      <text:p text:style-name="P12">"<text:span text:style-name="T4">copy-files</text:span>" :</text:p>
      <text:p text:style-name="P12">{</text:p>
      <text:p text:style-name="P12"><text:s text:c="2"/>"files" <text:s text:c="2"/>: [ "&lt;path&gt;", "&lt;path&gt;" ],</text:p>
      <text:p text:style-name="P12"><text:s text:c="2"/>"source" <text:s/>: "&lt;path&gt;",</text:p>
      <text:p text:style-name="P12"><text:s text:c="2"/>"target" <text:s/>: "&lt;path&gt;"</text:p>
      <text:p text:style-name="P12">}</text:p>
      <text:p text:style-name="P12"/>
      <text:p text:style-name="P12">"<text:span text:style-name="T4">copy-resources</text:span>" :</text:p>
      <text:p text:style-name="P12">{</text:p>
      <text:p text:style-name="P12"><text:s text:c="2"/>"target" : "&lt;path&gt;"</text:p>
      <text:p text:style-name="P12">}</text:p>
      <text:p text:style-name="P12"/>
      <text:p text:style-name="P12">"<text:span text:style-name="T4">dependencies</text:span>" : </text:p>
      <text:p text:style-name="P12">{</text:p>
      <text:p text:style-name="P12"><text:s text:c="2"/>"follow-static-initializers" <text:s/>: (true|false),</text:p>
      <text:p text:style-name="P12"><text:s text:c="2"/>“sort-topological” <text:s text:c="11"/>: (true|false)</text:p>
      <text:p text:style-name="P12">}</text:p>
      <text:p text:style-name="P12"/>
      <text:p text:style-name="P12">"<text:span text:style-name="T4">desc</text:span>" : "Some text."</text:p>
      <text:p text:style-name="P12"/>
      <text:p text:style-name="P12">"<text:span text:style-name="T4">exclude</text:span>" : ["qx.util.*"]</text:p>
      <text:p text:style-name="P12"/>
      <text:p text:style-name="P12">"<text:span text:style-name="T4">export</text:span>" : ["job1", "job2", "job3"]</text:p>
      <text:p text:style-name="P12"/>
      <text:p text:style-name="P12">"<text:span text:style-name="T4">extend</text:span>" : [ "job1", "job2", "job3" ]</text:p>
      <text:p text:style-name="P12"/>
      <text:p text:style-name="P12">"<text:span text:style-name="T4">fix-files</text:span>" : {}</text:p>
      <text:p text:style-name="P12"/>
      <text:p text:style-name="P12">"<text:span text:style-name="T4">include</text:span>" : ["qx.util.*"] <text:s/>// job-level</text:p>
      <text:p text:style-name="P12"/>
      <text:p text:style-name="P12">"<text:span text:style-name="T4">include</text:span>" : <text:s text:c="2"/>// top-level</text:p>
      <text:p text:style-name="P12">[</text:p>
      <text:p text:style-name="P12"><text:s text:c="2"/>{</text:p>
      <text:p text:style-name="P12"><text:s text:c="4"/>"path" <text:s text:c="2"/>: "&lt;path&gt;",</text:p>
      <text:p text:style-name="P12"><text:s text:c="4"/>"as" <text:s text:c="4"/>: "&lt;name&gt;",</text:p>
      <text:p text:style-name="P12"><text:s text:c="4"/>"import" : ["extjob1", "extjob2", "extjob3"],</text:p>
      <text:p text:style-name="P12"><text:s text:c="4"/>"block" <text:s/>: ["extjob4", "extjob5"]</text:p>
      <text:p text:style-name="P12"><text:s text:c="2"/>}</text:p>
      <text:p text:style-name="P12">]</text:p>
      <text:p text:style-name="P12"/>
      <text:p text:style-name="P12">"<text:span text:style-name="T4">jobs</text:span>" :</text:p>
      <text:p text:style-name="P12">{</text:p>
      <text:p text:style-name="P12"><text:s text:c="2"/>"&lt;job_name&gt;" : { &lt;job_definition&gt; }</text:p>
      <text:p text:style-name="P12">}</text:p>
      <text:p text:style-name="P12"/>
      <text:p text:style-name="P12">"<text:span text:style-name="T4">let</text:span>" :</text:p>
      <text:p text:style-name="P12">{</text:p>
      <text:p text:style-name="P12"><text:s text:c="2"/>"&lt;macro_name&gt;" <text:s/>: "&lt;string&gt;",</text:p>
      <text:p text:style-name="P12"><text:s text:c="2"/>"&lt;macro_name1&gt;" : [ ... ],</text:p>
      <text:p text:style-name="P12"><text:s text:c="2"/>"&lt;macro_name2&gt;" : { ... }</text:p>
      <text:p text:style-name="P12">}</text:p>
      <text:p text:style-name="P12"/>
      <text:p text:style-name="P12">"<text:span text:style-name="T4">library</text:span>" :</text:p>
      <text:p text:style-name="P12">[</text:p>
      <text:p text:style-name="P12"><text:s text:c="2"/>{</text:p>
      <text:p text:style-name="P12"><text:s text:c="4"/>"manifest" <text:s text:c="2"/>: "&lt;path&gt;",</text:p>
      <text:p text:style-name="P12"><text:s text:c="4"/>"uri" <text:s text:c="7"/>: "&lt;from_html_to_manifest_dir&gt;",</text:p>
      <text:p text:style-name="P12"><text:s text:c="4"/>"namespace" <text:s/>: "&lt;string&gt;"</text:p>
      <text:p text:style-name="P12"><text:s text:c="2"/>}</text:p>
      <text:p text:style-name="P12">]</text:p>
      <text:p text:style-name="P12"/>
      <text:p text:style-name="P12">"<text:span text:style-name="T4">lint-check</text:span>" :</text:p>
      <text:p text:style-name="P12">{</text:p>
      <text:p text:style-name="P12"><text:s text:c="2"/>"allowed-globals" : [ "qx", "${APPLICATION}" ]</text:p>
      <text:p text:style-name="P12">}</text:p>
      <text:p text:style-name="P12"/>
      <text:p text:style-name="P12">"<text:span text:style-name="T4">log</text:span>" :</text:p>
      <text:p text:style-name="P12">{</text:p>
      <text:p text:style-name="P12"><text:s text:c="2"/>"classes-unused" : [ "custom.*", "qx.util.*" ],</text:p>
      <text:p text:style-name="P12"><text:s text:c="2"/>"privates" <text:s text:c="6"/>: ("on"|"off"),</text:p>
      <text:p text:style-name="P12"><text:s text:c="2"/>"dependencies" <text:s text:c="2"/>: </text:p>
      <text:p text:style-name="P12"><text:s text:c="2"/>{</text:p>
      <text:p text:style-name="P12"><text:s text:c="4"/>"type" <text:s text:c="8"/>: ("using"|"used-by"),</text:p>
      <text:p text:style-name="P12"><text:s text:c="4"/>"using" <text:s text:c="7"/>:</text:p>
      <text:p text:style-name="P12"><text:s text:c="4"/>{</text:p>
      <text:p text:style-name="P12"><text:s text:c="6"/>"phase" <text:s text:c="5"/>: ("runtime"|"loadtime")</text:p>
      <text:p text:style-name="P12"><text:s text:c="4"/>},</text:p>
      <text:p text:style-name="P12"><text:s text:c="4"/>"format" <text:s text:c="6"/>: ("txt"|"dot"|"json"|"flare"),</text:p>
      <text:p text:style-name="P12"><text:s text:c="4"/>"dot" <text:s text:c="9"/>:</text:p>
      <text:p text:style-name="P12"><text:s text:c="4"/>{</text:p>
      <text:p text:style-name="P12"><text:s text:c="6"/>"root" <text:s text:c="10"/>: "custom.Application",</text:p>
      <text:p text:style-name="P12"><text:s text:c="6"/>"file" <text:s text:c="10"/>: "&lt;filename&gt;",</text:p>
      <text:p text:style-name="P12"><text:s text:c="6"/>"radius" <text:s text:c="8"/>: 5,</text:p>
      <text:p text:style-name="P12"><text:s text:c="6"/>"span-tree-only" : (true|false),</text:p>
      <text:p text:style-name="P12"><text:s text:c="6"/>"compiled-class-size" : (true|false),</text:p>
      <text:p text:style-name="P12"><text:s text:c="6"/>"optimize" <text:s text:c="2"/>: [&lt;optimize-keys&gt;]</text:p>
      <text:p text:style-name="P12"><text:s text:c="4"/>},</text:p>
      <text:p text:style-name="P12"><text:s text:c="4"/>"json" <text:s text:c="8"/>:</text:p>
      <text:p text:style-name="P12"><text:s text:c="4"/>{</text:p>
      <text:p text:style-name="P12"><text:s text:c="6"/>"file" <text:s text:c="6"/>: "&lt;filename&gt;",</text:p>
      <text:p text:style-name="P12"><text:s text:c="6"/>"pretty" <text:s text:c="4"/>: (true|false)</text:p>
      <text:p text:style-name="P12"><text:s text:c="4"/>},</text:p>
      <text:p text:style-name="P12"><text:s text:c="4"/>"flare" <text:s text:c="7"/>:</text:p>
      <text:p text:style-name="P12"><text:s text:c="4"/>{</text:p>
      <text:p text:style-name="P12"><text:s text:c="6"/>"file" <text:s text:c="6"/>: "&lt;filename&gt;",</text:p>
      <text:p text:style-name="P12"><text:s text:c="6"/>"pretty" <text:s text:c="4"/>: (true|false)</text:p>
      <text:p text:style-name="P12"><text:s text:c="4"/>}</text:p>
      <text:p text:style-name="P12"><text:s text:c="2"/>}</text:p>
      <text:p text:style-name="P12">}</text:p>
      <text:p text:style-name="P12"/>
      <text:p text:style-name="P12">"<text:span text:style-name="T4">migrate-files</text:span>" :</text:p>
      <text:p text:style-name="P12">{</text:p>
      <text:p text:style-name="P12"><text:s text:c="3"/>"from-version" : "0.7",</text:p>
      <text:p text:style-name="P12"><text:s text:c="3"/>"migrate-html" : false</text:p>
      <text:p text:style-name="P12">}</text:p>
      <text:p text:style-name="P12"/>
      <text:p text:style-name="P12">"<text:span text:style-name="T4">name</text:span>" : "Some text."</text:p>
      <text:p text:style-name="P12"/>
      <text:p text:style-name="P12">"<text:span text:style-name="T4">packages</text:span>" :</text:p>
      <text:p text:style-name="P12">{</text:p>
      <text:p text:style-name="P12"><text:s text:c="2"/>"parts" <text:s/>: </text:p>
      <text:p text:style-name="P12"><text:s text:c="2"/>{</text:p>
      <text:p text:style-name="P12"><text:s text:c="4"/>"&lt;part_name&gt;" : </text:p>
      <text:p text:style-name="P12"><text:s text:c="4"/>{</text:p>
      <text:p text:style-name="P12"><text:s text:c="6"/>"include" <text:s text:c="2"/>: [ "app.class1", “app.class2.*" ],</text:p>
      <text:p text:style-name="P12"><text:s text:c="6"/>"expected-load-order" <text:s text:c="5"/>: 1</text:p>
      <text:p text:style-name="P12"><text:s text:c="6"/>"no-merge-private-package" : (true|false)</text:p>
      <text:p text:style-name="P12"><text:s text:c="4"/>}</text:p>
      <text:p text:style-name="P12"><text:s text:c="2"/>},</text:p>
      <text:p text:style-name="P12"><text:s text:c="2"/>"sizes" <text:s/>: </text:p>
      <text:p text:style-name="P12"><text:s text:c="2"/>{</text:p>
      <text:p text:style-name="P12"><text:s text:c="4"/>"min-package" <text:s text:c="10"/>: 1,</text:p>
      <text:p text:style-name="P12"><text:s text:c="4"/>"min-package-unshared" <text:s/>: 1</text:p>
      <text:p text:style-name="P12"><text:s text:c="2"/>},</text:p>
      <text:p text:style-name="P12"><text:s text:c="2"/>"init" <text:s text:c="12"/>: "&lt;part_name&gt;",</text:p>
      <text:p text:style-name="P12"><text:s text:c="2"/>"loader-with-boot" : (true|false),</text:p>
      <text:p text:style-name="P12"><text:s text:c="2"/>"i18n-with-boot" <text:s text:c="2"/>: (true|false)</text:p>
      <text:p text:style-name="P12">}</text:p>
      <text:p text:style-name="P12"/>
      <text:p text:style-name="P12">"<text:span text:style-name="T4">pretty-print</text:span>" : </text:p>
      <text:p text:style-name="P12">{</text:p>
      <text:p text:style-name="P12"><text:s text:c="2"/>"general" :</text:p>
      <text:p text:style-name="P12"><text:s text:c="2"/>{</text:p>
      <text:p text:style-name="P12"><text:s text:c="4"/>"indent-string" <text:s text:c="7"/>: " <text:s/>"</text:p>
      <text:p text:style-name="P12"><text:s text:c="2"/>},</text:p>
      <text:p text:style-name="P12"><text:s text:c="2"/>"comments" :</text:p>
      <text:p text:style-name="P12"><text:s text:c="2"/>{</text:p>
      <text:p text:style-name="P12"><text:s text:c="4"/>"trailing" :</text:p>
      <text:p text:style-name="P12"><text:s text:c="4"/>{</text:p>
      <text:p text:style-name="P12"><text:s text:c="6"/>"keep-column" <text:s text:c="7"/>: false,</text:p>
      <text:p text:style-name="P12"><text:s text:c="6"/>"comment-cols" <text:s text:c="6"/>: [50, 70, 90],</text:p>
      <text:p text:style-name="P12"><text:s text:c="6"/>"padding" <text:s text:c="11"/>: " <text:s/>"</text:p>
      <text:p text:style-name="P12"><text:s text:c="4"/>}</text:p>
      <text:p text:style-name="P12"><text:s text:c="2"/>},</text:p>
      <text:p text:style-name="P12"><text:s text:c="2"/>"blocks" :</text:p>
      <text:p text:style-name="P12"><text:s text:c="2"/>{</text:p>
      <text:p text:style-name="P12"><text:s text:c="4"/>"align-with-curlies" <text:s text:c="2"/>: false,</text:p>
      <text:p text:style-name="P12"><text:s text:c="4"/>"open-curly" :</text:p>
      <text:p text:style-name="P12"><text:s text:c="4"/>{</text:p>
      <text:p text:style-name="P12"><text:s text:c="6"/>"newline-before" <text:s text:c="4"/>: "m",</text:p>
      <text:p text:style-name="P12"><text:s text:c="6"/>"indent-before" <text:s text:c="5"/>: false</text:p>
      <text:p text:style-name="P12"><text:s text:c="4"/>}</text:p>
      <text:p text:style-name="P12"><text:s text:c="2"/>}</text:p>
      <text:p text:style-name="P12">}</text:p>
      <text:p text:style-name="P12"/>
      <text:p text:style-name="P12">"<text:span text:style-name="T4">require</text:span>" :</text:p>
      <text:p text:style-name="P12">{</text:p>
      <text:p text:style-name="P12"><text:s text:c="2"/>"&lt;class_name&gt;" : [ "qx.util", "qx.fx" ]</text:p>
      <text:p text:style-name="P12">}</text:p>
      <text:p text:style-name="P12"/>
      <text:p text:style-name="P12">"<text:span text:style-name="T4">run</text:span>" : [ "&lt;job1&gt;", "&lt;job2&gt;", "&lt;job3&gt;" ]</text:p>
      <text:p text:style-name="P12"/>
      <text:p text:style-name="P12">"<text:span text:style-name="T4">settings</text:span>" :</text:p>
      <text:p text:style-name="P12">{</text:p>
      <text:p text:style-name="P12"><text:s text:c="2"/>"qx.application" : "myapp"</text:p>
      <text:p text:style-name="P12">}</text:p>
      <text:p text:style-name="P12"/>
      <text:p text:style-name="P12">"<text:span text:style-name="T4">shell</text:span>" :</text:p>
      <text:p text:style-name="P12">{</text:p>
      <text:p text:style-name="P12"><text:s text:c="2"/>"command" : "echo foo bar baz"</text:p>
      <text:p text:style-name="P12">}</text:p>
      <text:p text:style-name="P12"/>
      <text:p text:style-name="P12">"<text:span text:style-name="T4">slice-images</text:span>" :</text:p>
      <text:p text:style-name="P12">{</text:p>
      <text:p text:style-name="P12"><text:s text:c="2"/>"images" : </text:p>
      <text:p text:style-name="P12"><text:s text:c="2"/>{</text:p>
      <text:p text:style-name="P12"><text:s text:c="4"/>"&lt;input_image&gt;" :</text:p>
      <text:p text:style-name="P12"><text:s text:c="4"/>{</text:p>
      <text:p text:style-name="P12"><text:s text:c="8"/>"prefix" <text:s text:c="6"/>: "&lt;string&gt;",</text:p>
      <text:p text:style-name="P12"><text:s text:c="8"/>"border-width" : 5</text:p>
      <text:p text:style-name="P12"><text:s text:c="4"/>}</text:p>
      <text:p text:style-name="P12"><text:s text:c="2"/>}</text:p>
      <text:p text:style-name="P12">}</text:p>
      <text:p text:style-name="P12"/>
      <text:p text:style-name="P12">"<text:span text:style-name="T4">translate</text:span>" :</text:p>
      <text:p text:style-name="P12">{</text:p>
      <text:p text:style-name="P12"><text:s text:c="2"/>"namespaces" : [ "qx.util" ],</text:p>
      <text:p text:style-name="P12"><text:s text:c="2"/>"locales" <text:s text:c="3"/>: [ "en", "de" ],</text:p>
      <text:p text:style-name="P12"><text:s text:c="2"/>"poentry-with-occurrences : (true|false)</text:p>
      <text:p text:style-name="P12">}</text:p>
      <text:p text:style-name="P12"/>
      <text:p text:style-name="P12">"<text:span text:style-name="T4">variants</text:span>" :</text:p>
      <text:p text:style-name="P12">{</text:p>
      <text:p text:style-name="P12"><text:s text:c="2"/>"qx.debug" : [ "on" , "off" ]</text:p>
      <text:p text:style-name="P12">}</text:p>
      <text:p text:style-name="P12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ucida Sans Typewriter1" svg:font-family="'Lucida Sans Typewriter'" style:font-family-generic="modern" style:font-pitch="fixed"/>
    <style:font-face style:name="Lucida Sans Typewriter" svg:font-family="'Lucida Sans Typewriter'" style:font-adornments="Regular" style:font-family-generic="modern" style:font-pitch="fixed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wiss" style:font-pitch="variable"/>
    <style:font-face style:name="Lucida Sans" svg:font-family="'Lucida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CheatHeader" style:family="paragraph" style:parent-style-name="Heading_20_9" style:next-style-name="CheatText" style:class="text" style:master-page-name="">
      <style:paragraph-properties fo:margin-top="0.0799in" fo:margin-bottom="0.0402in" fo:padding="0.0201in" fo:border="0.0008in solid #000000" style:shadow="none"/>
      <style:text-properties fo:font-size="75%"/>
    </style:style>
    <style:style style:name="CheatText" style:family="paragraph" style:parent-style-name="Standard" style:class="text">
      <style:text-properties style:font-name="DejaVu Serif" fo:font-size="9pt" style:font-size-asian="9pt" style:font-size-complex="9pt"/>
    </style:style>
    <style:style style:name="CheatCode" style:family="paragraph" style:parent-style-name="CheatText" style:class="text">
      <style:paragraph-properties fo:background-color="#ff9966">
        <style:tab-stops/>
        <style:background-image/>
      </style:paragraph-properties>
      <style:text-properties style:font-name="Lucida Sans Typewriter" fo:font-size="7pt" style:font-size-asian="8pt" style:font-size-complex="8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.6902in" fo:page-height="8.2701in" style:num-format="1" style:print-orientation="landscape" fo:margin-top="0.1701in" fo:margin-bottom="0.1701in" fo:margin-left="0.1701in" fo:margin-right="0.1701in" style:writing-mode="lr-tb" style:footnote-max-height="0in">
        <style:columns fo:column-count="3" fo:column-gap="0in">
          <style:column-sep style:width="0.0008in" style:color="#000000" style:height="100%"/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Thomas Herchenröder</meta:initial-creator>
    <meta:creation-date>2009-04-22T10:34:29</meta:creation-date>
    <dc:creator>Thomas Herchenröder</dc:creator>
    <dc:date>2009-11-23T11:42:09</dc:date>
    <dc:language>en-US</dc:language>
    <meta:editing-cycles>32</meta:editing-cycles>
    <meta:editing-duration>PT10H55M2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349" meta:word-count="749" meta:character-count="7424"/>
  </office:meta>
</office:document-meta>
</file>